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master-page-name="">
      <style:paragraph-properties fo:orphans="2" fo:widows="2" style:page-number="auto"/>
      <style:text-properties fo:language="en" fo:country="US" fo:font-weight="normal" officeooo:rsid="024451fd" officeooo:paragraph-rsid="024451fd" style:font-weight-asian="normal" style:font-weight-complex="normal"/>
    </style:style>
    <style:style style:name="P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44c7be" style:font-weight-asian="normal" style:font-weight-complex="normal"/>
    </style:style>
    <style:style style:name="P5" style:family="paragraph" style:parent-style-name="Text_20_body">
      <style:paragraph-properties fo:margin-left="1.251cm" fo:margin-right="0cm" fo:orphans="2" fo:widows="2" fo:text-indent="0cm" style:auto-text-indent="false"/>
      <style:text-properties fo:language="en" fo:country="US" fo:font-weight="normal" officeooo:rsid="0248e101" officeooo:paragraph-rsid="025e543f" style:font-weight-asian="normal" style:font-weight-complex="normal"/>
    </style:style>
    <style:style style:name="P6"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7"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8"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9"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10"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11"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12"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13"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14"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15"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16"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17"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18"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19"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20"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21"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22"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2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2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2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26"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2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28"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29"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30" style:family="paragraph" style:parent-style-name="Text_20_body">
      <style:paragraph-properties fo:margin-left="1.251cm" fo:margin-right="0cm" fo:orphans="2" fo:widows="2" fo:text-indent="0cm" style:auto-text-indent="false" fo:break-before="page"/>
      <style:text-properties fo:language="en" fo:country="US" officeooo:rsid="024b9e53" officeooo:paragraph-rsid="024b9e53"/>
    </style:style>
    <style:style style:name="P31"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2" style:family="paragraph" style:parent-style-name="Text_20_body">
      <style:paragraph-properties fo:margin-left="0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3"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34"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35" style:family="paragraph" style:parent-style-name="Text_20_body">
      <style:paragraph-properties fo:margin-left="0cm" fo:margin-right="0cm" fo:orphans="2" fo:widows="2" fo:text-indent="0cm" style:auto-text-indent="false" fo:break-before="page"/>
      <style:text-properties fo:language="en" fo:country="US" fo:font-weight="normal" officeooo:rsid="0245fe94" officeooo:paragraph-rsid="0245fe94" style:font-weight-asian="normal" style:font-weight-complex="normal"/>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2f8a7"/>
    </style:style>
    <style:style style:name="T12" style:family="text">
      <style:text-properties officeooo:rsid="02573de7"/>
    </style:style>
    <style:style style:name="T13" style:family="text">
      <style:text-properties officeooo:rsid="0259da7f"/>
    </style:style>
    <style:style style:name="T14" style:family="text">
      <style:text-properties officeooo:rsid="025e543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244c7be" style:font-weight-asian="bold" style:font-weight-complex="bold"/>
    </style:style>
    <style:style style:name="T18" style:family="text">
      <style:text-properties fo:font-weight="bold" officeooo:rsid="0247be7e" style:font-weight-asian="bold" style:font-weight-complex="bold"/>
    </style:style>
    <style:style style:name="T19" style:family="text">
      <style:text-properties fo:font-weight="bold" officeooo:rsid="025f892a" style:font-weight-asian="bold" style:font-weight-complex="bold"/>
    </style:style>
    <style:style style:name="T20" style:family="text">
      <style:text-properties fo:font-weight="bold" officeooo:rsid="02507ad6" style:font-weight-asian="bold" style:font-weight-complex="bold"/>
    </style:style>
    <style:style style:name="T21" style:family="text">
      <style:text-properties fo:font-weight="bold" officeooo:rsid="0247be7e"/>
    </style:style>
    <style:style style:name="T22" style:family="text">
      <style:text-properties fo:font-weight="bold" officeooo:rsid="0251e68f"/>
    </style:style>
    <style:style style:name="T23" style:family="text">
      <style:text-properties fo:font-weight="bold" officeooo:rsid="025051d7"/>
    </style:style>
    <style:style style:name="T24" style:family="text">
      <style:text-properties fo:font-weight="bold" officeooo:rsid="02507ad6"/>
    </style:style>
    <style:style style:name="T25" style:family="text">
      <style:text-properties style:font-name="Courier New"/>
    </style:style>
    <style:style style:name="T26" style:family="text">
      <style:text-properties officeooo:rsid="025fd8b5"/>
    </style:style>
    <style:style style:name="T27" style:family="text">
      <style:text-properties officeooo:rsid="0262a6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AME</text:p>
      <text:p text:style-name="P1"><text:tab/><text:span text:style-name="T16">efabulor</text:span> - read text <text:span text:style-name="T2">files </text:span>through <text:span text:style-name="T16">espeak</text:span> in a controlled manner</text:p>
      <text:p text:style-name="P1"/>
      <text:p text:style-name="P1">SYNOPSIS</text:p>
      <text:p text:style-name="P1"><text:tab/><text:span text:style-name="T25">[python3] efabulor.py [options] [file]</text:span></text:p>
      <text:p text:style-name="P1"/>
      <text:p text:style-name="P1">DESCRIPTION</text:p>
      <text:p text:style-name="P4"><text:span text:style-name="T16">efabulor</text:span> is a wrapper around <text:span text:style-name="T16">espeak</text:span>, a freely-available speech-synthesis engine. It reads a plain-text file, splits it in sentences, and sends them one after the other to be read aloud by espeak. The user can control the reading process (go back and forth, stop, pause and resume the reading, find text, etc.) using the keyboard. <text:span text:style-name="T1">Transformation rules can be applied to the text to add newline characters at selected points to tweak the sentence-splitting process. (You can also apply external preprocessing filters to the text to do the same, or to apply any kind of processing to the text). Substitution rules can be applied to each sentence after reading the input file, to further control the reading by </text:span><text:span text:style-name="T17">espeak</text:span><text:span text:style-name="T1"> (e.g., to improve on the results of </text:span><text:span text:style-name="T17">espeak</text:span><text:span text:style-name="T1">’s text-to-speech-conversion algorithm).</text:span></text:p>
      <text:p text:style-name="P4"><text:span text:style-name="T10">The output of a command can be used as a text source </text:span>to read non-plain-text files, and a companion program <text:span text:style-name="T16">efabconv.py</text:span> is supplied to <text:span text:style-name="T1">simplify the conversion of </text:span>non-plain-text files <text:span text:style-name="T1">by </text:span>assign<text:span text:style-name="T1">ing</text:span> preconfigured <text:span text:style-name="T1">text-extraction-command templates</text:span> to <text:span text:style-name="T1">different </text:span>file extensions and/<text:span text:style-name="T1">or</text:span> mimetypes.</text:p>
      <text:p text:style-name="P5"><text:span text:style-name="T10">Currently </text:span><text:span text:style-name="T15">efabulor</text:span> is a command-line tool and there <text:span text:style-name="T13">are</text:span> no plan<text:span text:style-name="T13">s</text:span> to provide a graphical-user-interface any time soon (<text:span text:style-name="T14">however, </text:span>the <text:span text:style-name="T14">program includes the option to be executed in a ‘scripted’ mode intended to simplify the creation of an external graphical front-end without having to modify the program</text:span>).</text:p>
      <text:p text:style-name="P32"/>
      <text:p text:style-name="P32">TARGET PLATFORMS</text:p>
      <text:p text:style-name="P8"><text:span text:style-name="T15">efabulor</text:span> was developed and tested under Linux (<text:span text:style-name="T10">specifically, </text:span>Debian). It might run under macOS, <text:span text:style-name="T10">BSD, etc.</text:span>, but it’s not guaranteed <text:span text:style-name="T10">to do so</text:span>. It has been adapted to run (but not thoroughly tested) under Windows.</text:p>
      <text:p text:style-name="P31"/>
      <text:p text:style-name="P31">MINIMAL DEPENDENCIES</text:p>
      <text:p text:style-name="P6">Python &gt;= 3.7 (installed in most modern Linux distributions; Windows users can download it from python.org)</text:p>
      <text:p text:style-name="P7"><text:span text:style-name="T16">espeak</text:span> (available from standard repositories in Linux; Windows users can download it from espeak.sourceforge.net at the time of this writing)</text:p>
      <text:p text:style-name="P31"/>
      <text:p text:style-name="P31"/>
      <text:p text:style-name="P35">RECOMMENDED</text:p>
      <text:p text:style-name="P7"><text:span text:style-name="T16">mbrola</text:span> and the mbrola voices for your intended languages, to improve the reading performance (available in standard repositories for Linux; Windows users can download it from github.com/numediart/MBROLA at the time of this writing, <text:span text:style-name="T10">or kindly do an Internet search for mbrola</text:span>)</text:p>
      <text:p text:style-name="P6"><text:span text:style-name="T16">libreoffice</text:span> and <text:span text:style-name="T16">unoconv</text:span>/<text:span text:style-name="T18">unoserver</text:span> to simplify extraction of text from non-plain-text files (available from standard repositories in Linux; <text:span text:style-name="T3">for Windows, </text:span>see libreoffice.org and <text:span text:style-name="T2">github.com/unoconv/unoconv).</text:span></text:p>
      <text:p text:style-name="P8">(Windows: after installing Python, it is recommended to add the psutil package:</text:p>
      <text:p text:style-name="P23"/>
      <text:p text:style-name="P23">pip install psutil</text:p>
      <text:p text:style-name="P8"/>
      <text:p text:style-name="P8">Alternatively, you can download <text:span text:style-name="T19">pssuspend</text:span> from Microsoft’s website and copy <text:span text:style-name="T3">it </text:span>to a directory within your PATH.)</text:p>
      <text:p text:style-name="P31"/>
      <text:p text:style-name="P31">INSTALLATION</text:p>
      <text:p text:style-name="P6">Copy all six <text:span text:style-name="T16">ef*.py</text:span> files to a directory included in your PATH. In Linux, <text:span text:style-name="T2">make</text:span> the<text:span text:style-name="T2">m</text:span> executable to be able to call the scripts by their name. In Windows <text:span text:style-name="T2">there is also a way to make scripts executable</text:span>, <text:span text:style-name="T2">but otherwise you can call </text:span><text:span text:style-name="T21">efabulor</text:span><text:span text:style-name="T2"> by prefixing ‘python3’</text:span>:</text:p>
      <text:p text:style-name="P25"/>
      <text:p text:style-name="P25">python3 efabulor.py …</text:p>
      <text:p text:style-name="P9"/>
      <text:p text:style-name="P9">Copy the <text:span text:style-name="T16">*.cfg</text:span> files to the SAME directory where you put the <text:span text:style-name="T16">*.py</text:span> files.</text:p>
      <text:p text:style-name="P2"/>
      <text:p text:style-name="P2">TUTORIAL</text:p>
      <text:p text:style-name="P10">I provide a very simple tutorial to give you an idea of what you can do with the program. The full extent of its capabilities is discussed in the manual after this section.</text:p>
      <text:p text:style-name="P16"/>
      <text:p text:style-name="P16">PART 1:</text:p>
      <text:p text:style-name="P10">Copy the <text:span text:style-name="T16">tutorial</text:span> directory to somewhere in your disk. Open a terminal (in Windows, you must go to <text:span text:style-name="T16">Start-&gt;Execute</text:span>, write <text:span text:style-name="T16">cmd.exe in</text:span> the search box and press <text:span text:style-name="T16">Enter</text:span>; if you are not terminal-<text:span text:style-name="T4">savvy</text:span>, kindly look for advice in the Internet <text:span text:style-name="T10">or in your Windows documentation</text:span>).</text:p>
      <text:p text:style-name="P10">Change to the tutorial’s directory. Copy <text:span text:style-name="T16">tutorial.txt</text:span> to <text:span text:style-name="T16">tmp.txt</text:span> (we will modify <text:span text:style-name="T6">the file </text:span>later, so it’s <text:span text:style-name="T4">a </text:span>good idea to keep the original <text:span text:style-name="T16">tutorial.txt</text:span> file).</text:p>
      <text:p text:style-name="P10">Now, to start the tutorial, execute (the part in brackets is optional in Linux):</text:p>
      <text:p text:style-name="P24"/>
      <text:p text:style-name="P24"><text:soft-page-break/>[python3] efabulor.py --<text:span text:style-name="T4">lang en </text:span>t<text:span text:style-name="T5">mp</text:span>.txt</text:p>
      <text:p text:style-name="P10"/>
      <text:p text:style-name="P10">If everything <text:span text:style-name="T10">works as expected</text:span>, <text:span text:style-name="T15">efabulor</text:span> will read the file aloud and stop after reading the last line.</text:p>
      <text:p text:style-name="P11">Now press <text:span text:style-name="T16">b</text:span> <text:span text:style-name="T10">to jump back one line.</text:span></text:p>
      <text:p text:style-name="P12"><text:span text:style-name="T10">P</text:span>ress <text:span text:style-name="T16">a</text:span> <text:span text:style-name="T10">to start reading again.</text:span></text:p>
      <text:p text:style-name="P13">Press <text:span text:style-name="T16">v</text:span> <text:span text:style-name="T10">to </text:span>jump back to the start of the file; if <text:span text:style-name="T22">efabulor</text:span><text:span text:style-name="T10"> </text:span>was reading when you pressed <text:span text:style-name="T16">v</text:span>, it will keep reading from there (or you can press <text:span text:style-name="T16">a</text:span> again to start <text:span text:style-name="T10">the reading again</text:span>).</text:p>
      <text:p text:style-name="P13">Press <text:span text:style-name="T16">n</text:span> <text:span text:style-name="T10">to </text:span>jump to the next line (unless you are already at the last line).</text:p>
      <text:p text:style-name="P13"><text:span text:style-name="T10">P</text:span>ress <text:span text:style-name="T16">m</text:span> to jump to the last line.</text:p>
      <text:p text:style-name="P15">Try going back and forth and restarting the reading a few times.</text:p>
      <text:p text:style-name="P15">Now, while <text:span text:style-name="T15">efabulor</text:span> is reading, press the <text:span text:style-name="T16">spacebar</text:span>. The reading will be paused (in Windows, it only works if you installed <text:span text:style-name="T16">psutil</text:span> or <text:span text:style-name="T16">pssuspend</text:span>; see the INSTALLATION section). Press the <text:span text:style-name="T16">spacebar</text:span> again; the reading will be resumed where it <text:span text:style-name="T10">left</text:span>.</text:p>
      <text:p text:style-name="P13">If instead of the <text:span text:style-name="T16">spacebar</text:span> you press <text:span text:style-name="T16">x</text:span>, the reading will be stopped and the next time you press the spacebar, it will be resumed from the <text:span text:style-name="T10">beginning </text:span>of the line. <text:span text:style-name="T10">(P</text:span>ressing <text:span text:style-name="T16">a</text:span> always starts or restarts the reading from the <text:span text:style-name="T10">beginning </text:span>of the line.<text:span text:style-name="T10">)</text:span></text:p>
      <text:p text:style-name="P13">Press <text:span text:style-name="T16">o</text:span>. After a short time, <text:span text:style-name="T6">a new window should pop up and </text:span>you should see the input file <text:span text:style-name="T6">in your default editor for plain-text files.</text:span></text:p>
      <text:p text:style-name="P16">Go back to the console, and press <text:span text:style-name="T16">m</text:span> to take <text:span text:style-name="T15">efabulor</text:span> to the last line.</text:p>
      <text:p text:style-name="P17">Now, go to the editor window and make some changes to the file. After no more than two seconds, <text:span text:style-name="T15">efabulor</text:span> should detect that changes were made, jump to the first modified line, and start reading again from there. <text:span text:style-name="T15">efabulor</text:span> is designed to give you immediate auditory feedback of changes to the input file as they are being made. <text:span text:style-name="T9">(I call this ‘tracking’.)</text:span></text:p>
      <text:p text:style-name="P17">At this point <text:span text:style-name="T10">of the tutorial</text:span>, changes are only being ‘tracked’ on lines before the <text:span text:style-name="T27">current </text:span>one (that’s why I asked you to go to the last line before making any changes).</text:p>
      <text:p text:style-name="P16"><text:span text:style-name="T10">P</text:span>ress <text:span text:style-name="T16">v</text:span> to go to the first line. Press <text:span text:style-name="T16">?</text:span> to open a ‘tracking-mode’ menu. From the menu, select <text:span text:style-name="T16">3</text:span> to activate the ‘forward’ tracking mode.</text:p>
      <text:p text:style-name="P16">Make some more changes to the input file. Now <text:span text:style-name="T15">efabulor</text:span> will also detect changes made after the current line.</text:p>
      <text:p text:style-name="P14">When you <text:span text:style-name="T11">are satisfied with experimenting</text:span>, press <text:span text:style-name="T16">q</text:span> <text:span text:style-name="T9">to quit the program.</text:span></text:p>
      <text:p text:style-name="P13"><text:span text:style-name="T9">By the way, i</text:span>f you don’t like the keys I’<text:span text:style-name="T9">ve</text:span> chosen for the commands, <text:span text:style-name="T6">they are </text:span>configur<text:span text:style-name="T6">able; </text:span>see [TO BE DONE].</text:p>
      <text:p text:style-name="P16"/>
      <text:p text:style-name="P16"/>
      <text:p text:style-name="P30">PART 2:</text:p>
      <text:p text:style-name="P13">You might have noticed that <text:span text:style-name="T15">efabulor</text:span> <text:span text:style-name="T6">was splitting lines at the end of paragraphs (or, more technically, wherever there is a ‘newline’ character). It would be nice to have it split the text in smaller sections, wouldn’t it?</text:span></text:p>
      <text:p text:style-name="P18">Copy <text:span text:style-name="T16">tutorial.txt</text:span> to <text:span text:style-name="T16">tmp.txt</text:span> again, and execute <text:span text:style-name="T8">(it’s one line)</text:span>:</text:p>
      <text:p text:style-name="P27"/>
      <text:p text:style-name="P27">[python3] efabulor.py --<text:span text:style-name="T4">lang en --transform transformrules.txt </text:span>t<text:span text:style-name="T5">mp</text:span>.txt</text:p>
      <text:p text:style-name="P29"/>
      <text:p text:style-name="P16"><text:span text:style-name="T15">efabulor</text:span> will read the file <text:span text:style-name="T16">tmp.txt</text:span> again, but now it will be split in shorter sentences.</text:p>
      <text:p text:style-name="P16">When you are satisfied that <text:span text:style-name="T15">efabulor</text:span> is splitting the text in shorter sentences, press <text:span text:style-name="T16">:</text:span> (colon).</text:p>
      <text:p text:style-name="P16">A new editor window should pop up, with the content of the <text:span text:style-name="T16">transformrules.txt</text:span> file. Have a look at it; you will find some introductory information on how <text:span text:style-name="T15">efabulor</text:span> can apply transformation rules to the text before splitting it in lines.</text:p>
      <text:p text:style-name="P16"><text:span text:style-name="T7">If you will be using regular expressions to write your transformation rules (you will!), please</text:span> note that regular expressions are applied to the text as a whole; that is, they span over paragraphs boundaries (as if you used the <text:span text:style-name="T16">-z</text:span> option in <text:span text:style-name="T16">sed</text:span>); <text:span text:style-name="T9">this gives you more flexibility when defining transformations</text:span>. More information is given in the [TO BE DONE] section. <text:span text:style-name="T9">(And by the way, if you’d prefer to transform the text using other standard tools, such as </text:span><text:span text:style-name="T20">sed</text:span><text:span text:style-name="T9">, or using any program of your own writing, there is an option to do that; see [TO BE DONE]).</text:span></text:p>
      <text:p text:style-name="P19">The transformation file provided <text:span text:style-name="T9">here</text:span> is long! Be sure to read it in full, as there is important information at the end. <text:span text:style-name="T8">(By the way, in the previous part of this tutorial, you’ve learned that </text:span><text:span text:style-name="T23">efabulor</text:span><text:span text:style-name="T8"> keeps track of changes you make to the input file. </text:span><text:span text:style-name="T23">efabulor</text:span><text:span text:style-name="T8"> will also track changes to the input text indirectly caused by changes to the transformation file; that way, you can edit your transformation rules and have immediate feedback of the effects.</text:span></text:p>
      <text:p text:style-name="P22"><text:span text:style-name="T26">Also note that </text:span>transformation rules <text:span text:style-name="T26">are</text:span> not the only way to configure the splitting of sentences in <text:span text:style-name="T15">efabulor</text:span>. See [TO BE DONE].</text:p>
      <text:p text:style-name="P20">Ok, now quit the program (you already know how to do it) <text:span text:style-name="T12">so we are ready to start</text:span> <text:span text:style-name="T26">the</text:span> final part of this tutorial.</text:p>
      <text:p text:style-name="P20"/>
      <text:p text:style-name="P20">PART 3:</text:p>
      <text:p text:style-name="P20">If you have modified <text:span text:style-name="T16">tmp.txt</text:span> since the last time, copy <text:span text:style-name="T16">tutorial.txt</text:span> to <text:span text:style-name="T16">tmp.txt</text:span> once again. Now execute <text:span text:style-name="T26">(it’s one line)</text:span>:</text:p>
      <text:p text:style-name="P26"/>
      <text:p text:style-name="P28">[python3] efabulor.py --<text:span text:style-name="T4">lang en --transform transformrules.txt</text:span></text:p>
      <text:p text:style-name="P28"><text:span text:style-name="T4">--subst substrules.txt </text:span>t<text:span text:style-name="T5">mp</text:span>.txt</text:p>
      <text:p text:style-name="P20"><text:soft-page-break/>Pay close attention to the reading. Do you notice any change? If you didn’t, go back to the first line and start the reading again.</text:p>
      <text:p text:style-name="P20">Once you detect what was different this time (or if you d<text:span text:style-name="T9">o</text:span>n’t) press <text:span text:style-name="T16">s</text:span>. Once again, an editor window should pop up, this time showing the content of the <text:span text:style-name="T16">substrules.txt</text:span> file. <text:span text:style-name="T9">Substitution files are similar to transformation files, in that they instruct </text:span><text:span text:style-name="T24">efabulor</text:span><text:span text:style-name="T9"> to edit the input text before sending it to </text:span><text:span text:style-name="T20">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24">efabulor</text:span><text:span text:style-name="T9"> is running, a ‘tracking-event’ will be triggered if and only if the new rules introduce changes to the current line.</text:span></text:p>
      <text:p text:style-name="P21">By this time, you should be starting to have an idea of how you can use <text:span text:style-name="T15">efabulor</text:span> to support your workflows. The rest of the manual will provide you a full account of its capabilities.</text:p>
      <text:p text:style-name="P33"/>
      <text:p text:style-name="P33">[TO BE DON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7:48:13.249710479</meta:creation-date>
    <dc:title>Normal</dc:title>
    <meta:editing-duration>P2DT1H19M46S</meta:editing-duration>
    <meta:editing-cycles>570</meta:editing-cycles>
    <meta:generator>LibreOffice/6.1.5.2$Linux_X86_64 LibreOffice_project/10$Build-2</meta:generator>
    <dc:date>2021-12-05T22:55:17.771508571</dc:date>
    <meta:document-statistic meta:table-count="0" meta:image-count="0" meta:object-count="0" meta:page-count="5" meta:paragraph-count="66" meta:word-count="1565" meta:character-count="9224" meta:non-whitespace-character-count="7729"/>
    <meta:template xlink:type="simple" xlink:actuate="onRequest" xlink:title="Normal" xlink:href="../../prog/Documents/Templates/Normal.ott" meta:date="2017-01-27T17:48:13.180468572"/>
  </office:meta>
</office:document-meta>
</file>